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gmentInstance.setLayouts( List &lt; LayoutInstance &gt; layou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stance.getLayo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